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align="center" text:enable-numbering="false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font-size="12pt" fo:language="de" fo:country="DE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778cm" svg:height="0.826cm" svg:x="5.629cm" svg:y="0.502cm">
          <text:p text:style-name="P1"><text:span text:style-name="T1">Pend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.929cm" svg:height="0.825cm" svg:x="0.398cm" svg:y="5.836cm">
          <text:p text:style-name="P1"><text:span text:style-name="T1">Cancell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937cm" svg:height="0.831cm" svg:x="6.584cm" svg:y="1.903cm">
          <text:p text:style-name="P1"><text:span text:style-name="T1">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937cm" svg:height="0.825cm" svg:x="6.596cm" svg:y="4.645cm">
          <text:p text:style-name="P1"><text:span text:style-name="T1">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23cm" svg:height="0.825cm" svg:x="5.677cm" svg:y="6.045cm">
          <text:p text:style-name="P1"><text:span text:style-name="T1">Delegat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937cm" svg:height="0.824cm" svg:x="6.597cm" svg:y="7.446cm">
          <text:p text:style-name="P1"><text:span text:style-name="T1">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57cm" svg:height="0.825cm" svg:x="5.645cm" svg:y="10.079cm">
          <text:p text:style-name="P1"><text:span text:style-name="T1">Succes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56cm" svg:height="0.825cm" svg:x="5.289cm" svg:y="8.778cm">
          <text:p text:style-name="P1"><text:span text:style-name="T1">Post-process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31cm" svg:height="0.825cm" svg:x="10.299cm" svg:y="5.937cm">
          <text:p text:style-name="P1"><text:span text:style-name="T1">Failed-Recoverab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01cm" svg:y1="1.327cm" svg:x2="7.01cm" svg:y2="1.899cm">
          <text:p text:style-name="P4"/>
        </draw:line>
        <draw:line draw:style-name="gr2" draw:text-style-name="P3" draw:layer="layout" svg:x1="8.407cm" svg:y1="1.327cm" svg:x2="15.71cm" svg:y2="5.772cm">
          <text:p text:style-name="P4"/>
        </draw:line>
        <draw:line draw:style-name="gr2" draw:text-style-name="P3" draw:layer="layout" svg:x1="7.01cm" svg:y1="9.527cm" svg:x2="7.01cm" svg:y2="10.099cm">
          <text:p text:style-name="P4"/>
        </draw:line>
        <draw:line draw:style-name="gr2" draw:text-style-name="P3" draw:layer="layout" svg:x1="7.01cm" svg:y1="8.227cm" svg:x2="7.01cm" svg:y2="8.799cm">
          <text:p text:style-name="P4"/>
        </draw:line>
        <draw:line draw:style-name="gr2" draw:text-style-name="P3" draw:layer="layout" svg:x1="7.01cm" svg:y1="6.827cm" svg:x2="7.01cm" svg:y2="7.399cm">
          <text:p text:style-name="P4"/>
        </draw:line>
        <draw:line draw:style-name="gr2" draw:text-style-name="P3" draw:layer="layout" svg:x1="7.01cm" svg:y1="5.427cm" svg:x2="7.01cm" svg:y2="5.999cm">
          <text:p text:style-name="P4"/>
        </draw:line>
        <draw:line draw:style-name="gr2" draw:text-style-name="P3" draw:layer="layout" svg:x1="7.01cm" svg:y1="4.127cm" svg:x2="7.01cm" svg:y2="4.699cm">
          <text:p text:style-name="P4"/>
        </draw:line>
        <draw:line draw:style-name="gr2" draw:text-style-name="P3" draw:layer="layout" svg:x1="7.01cm" svg:y1="2.727cm" svg:x2="7.01cm" svg:y2="3.299cm">
          <text:p text:style-name="P4"/>
        </draw:line>
        <draw:line draw:style-name="gr2" draw:text-style-name="P3" draw:layer="layout" svg:x1="10.249cm" svg:y1="9.047cm" svg:x2="8.915cm" svg:y2="8.984cm">
          <text:p text:style-name="P4"/>
        </draw:line>
        <draw:line draw:style-name="gr2" draw:text-style-name="P3" draw:layer="layout" svg:x1="10.16cm" svg:y1="6.223cm" svg:x2="8.534cm" svg:y2="6.217cm">
          <text:p text:style-name="P4"/>
        </draw:line>
        <draw:line draw:style-name="gr2" draw:text-style-name="P3" draw:layer="layout" svg:x1="10.287cm" svg:y1="3.556cm" svg:x2="8.915cm" svg:y2="3.55cm">
          <text:p text:style-name="P4"/>
        </draw:line>
        <draw:line draw:style-name="gr2" draw:text-style-name="P3" draw:layer="layout" svg:x1="8.852cm" svg:y1="9.201cm" svg:x2="10.312cm" svg:y2="9.265cm">
          <text:p text:style-name="P4"/>
        </draw:line>
        <draw:line draw:style-name="gr2" draw:text-style-name="P3" draw:layer="layout" svg:x1="8.534cm" svg:y1="6.407cm" svg:x2="10.223cm" svg:y2="6.413cm">
          <text:p text:style-name="P4"/>
        </draw:line>
        <draw:line draw:style-name="gr2" draw:text-style-name="P3" draw:layer="layout" svg:x1="8.826cm" svg:y1="3.81cm" svg:x2="10.312cm" svg:y2="3.804cm">
          <text:p text:style-name="P4"/>
        </draw:line>
        <draw:custom-shape draw:style-name="gr1" draw:text-style-name="P2" draw:id="id3" draw:layer="layout" svg:width="2.097cm" svg:height="0.825cm" svg:x="15.2cm" svg:y="5.838cm">
          <text:p text:style-name="P1"><text:span text:style-name="T1">Fail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63cm" svg:y1="6.28cm" svg:x2="15.202cm" svg:y2="6.28cm">
          <text:p text:style-name="P4"/>
        </draw:line>
        <draw:line draw:style-name="gr2" draw:text-style-name="P3" draw:layer="layout" svg:x1="5.55cm" svg:y1="1.2cm" svg:x2="2.375cm" svg:y2="5.772cm">
          <text:p text:style-name="P4"/>
        </draw:line>
        <draw:line draw:style-name="gr2" draw:text-style-name="P3" draw:layer="layout" svg:x1="5.551cm" svg:y1="1.2cm" svg:x2="2.376cm" svg:y2="5.772cm">
          <text:p text:style-name="P4"/>
        </draw:line>
        <draw:line draw:style-name="gr2" draw:text-style-name="P3" draw:layer="layout" svg:x1="5.551cm" svg:y1="1.2cm" svg:x2="2.376cm" svg:y2="5.772cm">
          <text:p text:style-name="P4"/>
        </draw:line>
        <draw:line draw:style-name="gr2" draw:text-style-name="P3" draw:layer="layout" svg:x1="5.207cm" svg:y1="8.953cm" svg:x2="2.857cm" svg:y2="6.731cm">
          <text:p text:style-name="P4"/>
        </draw:line>
        <draw:line draw:style-name="gr2" draw:text-style-name="P3" draw:layer="layout" svg:x1="6.566cm" svg:y1="7.868cm" svg:x2="3.391cm" svg:y2="6.534cm">
          <text:p text:style-name="P4"/>
        </draw:line>
        <draw:line draw:style-name="gr2" draw:text-style-name="P3" draw:layer="layout" svg:x1="5.296cm" svg:y1="3.931cm" svg:x2="3.048cm" svg:y2="5.778cm">
          <text:p text:style-name="P4"/>
        </draw:line>
        <draw:line draw:style-name="gr2" draw:text-style-name="P3" draw:layer="layout" svg:x1="6.502cm" svg:y1="2.343cm" svg:x2="2.692cm" svg:y2="5.836cm">
          <text:p text:style-name="P4"/>
        </draw:line>
        <draw:custom-shape draw:style-name="gr1" draw:text-style-name="P2" draw:layer="layout" svg:width="4.231cm" svg:height="0.825cm" svg:x="10.4cm" svg:y="8.738cm">
          <text:p text:style-name="P1"><text:span text:style-name="T1">Failed-Recoverab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31cm" svg:height="0.825cm" svg:x="10.4cm" svg:y="3.338cm">
          <text:p text:style-name="P1"><text:span text:style-name="T1">Failed-Recoverab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4cm" svg:y1="4.312cm" svg:x2="16.154cm" svg:y2="5.709cm">
          <text:p text:style-name="P4"/>
        </draw:line>
        <draw:line draw:style-name="gr2" draw:text-style-name="P3" draw:layer="layout" svg:x1="14.63cm" svg:y1="8.693cm" svg:x2="16.027cm" svg:y2="6.725cm">
          <text:p text:style-name="P4"/>
        </draw:line>
        <draw:line draw:style-name="gr2" draw:text-style-name="P3" draw:layer="layout" svg:x1="10.35cm" svg:y1="3.492cm" svg:x2="7.556cm" svg:y2="2.286cm">
          <text:p text:style-name="P4"/>
        </draw:line>
        <draw:line draw:style-name="gr2" draw:text-style-name="P3" draw:layer="layout" svg:x1="10.414cm" svg:y1="5.842cm" svg:x2="7.62cm" svg:y2="5.08cm">
          <text:p text:style-name="P4"/>
        </draw:line>
        <draw:line draw:style-name="gr2" draw:text-style-name="P3" draw:layer="layout" svg:x1="10.35cm" svg:y1="8.763cm" svg:x2="7.62cm" svg:y2="7.874cm">
          <text:p text:style-name="P4"/>
        </draw:line>
        <draw:custom-shape draw:style-name="gr1" draw:text-style-name="P2" draw:layer="layout" svg:width="3.556cm" svg:height="0.825cm" svg:x="5.289cm" svg:y="3.277cm">
          <text:p text:style-name="P1"><text:span text:style-name="T1">Pre-process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937cm" svg:height="0.831cm" svg:x="3.955cm" svg:y="0.417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572cm" svg:y1="3.556cm" svg:x2="5.207cm" svg:y2="3.556cm">
          <text:p text:style-name="P4"/>
        </draw:line>
        <draw:line draw:style-name="gr2" draw:text-style-name="P3" draw:layer="layout" svg:x1="5.143cm" svg:y1="3.746cm" svg:x2="4.572cm" svg:y2="3.746cm">
          <text:p text:style-name="P4"/>
        </draw:line>
        <draw:custom-shape draw:style-name="gr1" draw:text-style-name="P2" draw:layer="layout" svg:width="0.937cm" svg:height="0.831cm" svg:x="3.586cm" svg:y="3.305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953cm" svg:y1="0.698cm" svg:x2="5.588cm" svg:y2="0.698cm">
          <text:p text:style-name="P4"/>
        </draw:line>
        <draw:line draw:style-name="gr2" draw:text-style-name="P3" draw:layer="layout" svg:x1="5.588cm" svg:y1="0.952cm" svg:x2="4.953cm" svg:y2="0.952cm">
          <text:p text:style-name="P4"/>
        </draw:line>
        <draw:custom-shape draw:style-name="gr1" draw:text-style-name="P2" draw:layer="layout" svg:width="0.937cm" svg:height="0.831cm" svg:x="4.056cm" svg:y="6.018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73cm" svg:y1="6.356cm" svg:x2="5.708cm" svg:y2="6.356cm">
          <text:p text:style-name="P4"/>
        </draw:line>
        <draw:line draw:style-name="gr2" draw:text-style-name="P3" draw:layer="layout" svg:x1="5.544cm" svg:y1="6.646cm" svg:x2="4.973cm" svg:y2="6.646cm">
          <text:p text:style-name="P4"/>
        </draw:line>
        <draw:custom-shape draw:style-name="gr1" draw:text-style-name="P2" draw:layer="layout" svg:width="0.937cm" svg:height="0.831cm" svg:x="3.587cm" svg:y="8.806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573cm" svg:y1="9.156cm" svg:x2="5.208cm" svg:y2="9.156cm">
          <text:p text:style-name="P4"/>
        </draw:line>
        <draw:line draw:style-name="gr2" draw:text-style-name="P3" draw:layer="layout" svg:x1="5.144cm" svg:y1="9.346cm" svg:x2="4.573cm" svg:y2="9.346cm">
          <text:p text:style-name="P4"/>
        </draw:line>
        <draw:custom-shape draw:style-name="gr1" draw:text-style-name="P2" draw:layer="layout" svg:width="0.937cm" svg:height="0.831cm" svg:x="4.956cm" svg:y="2.018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954cm" svg:y1="2.299cm" svg:x2="6.589cm" svg:y2="2.299cm">
          <text:p text:style-name="P4"/>
        </draw:line>
        <draw:line draw:style-name="gr2" draw:text-style-name="P3" draw:layer="layout" svg:x1="6.589cm" svg:y1="2.553cm" svg:x2="5.954cm" svg:y2="2.553cm">
          <text:p text:style-name="P4"/>
        </draw:line>
        <draw:custom-shape draw:style-name="gr1" draw:text-style-name="P2" draw:layer="layout" svg:width="0.937cm" svg:height="0.831cm" svg:x="4.956cm" svg:y="4.718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954cm" svg:y1="4.999cm" svg:x2="6.589cm" svg:y2="4.999cm">
          <text:p text:style-name="P4"/>
        </draw:line>
        <draw:line draw:style-name="gr2" draw:text-style-name="P3" draw:layer="layout" svg:x1="6.589cm" svg:y1="5.253cm" svg:x2="5.954cm" svg:y2="5.253cm">
          <text:p text:style-name="P4"/>
        </draw:line>
        <draw:custom-shape draw:style-name="gr1" draw:text-style-name="P2" draw:layer="layout" svg:width="0.937cm" svg:height="0.831cm" svg:x="4.956cm" svg:y="7.518cm">
          <text:p text:style-name="P1"><text:span text:style-name="T1">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954cm" svg:y1="7.799cm" svg:x2="6.589cm" svg:y2="7.799cm">
          <text:p text:style-name="P4"/>
        </draw:line>
        <draw:line draw:style-name="gr2" draw:text-style-name="P3" draw:layer="layout" svg:x1="6.589cm" svg:y1="8.053cm" svg:x2="5.954cm" svg:y2="8.053cm">
          <text:p text:style-name="P4"/>
        </draw:line>
        <draw:custom-shape draw:style-name="gr1" draw:text-style-name="P2" draw:layer="layout" svg:width="2.757cm" svg:height="0.825cm" svg:x="5.646cm" svg:y="10.08cm">
          <text:p text:style-name="P1"><text:span text:style-name="T1">Succes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2.757cm" svg:height="0.825cm" svg:x="5.646cm" svg:y="11.48cm">
          <text:p text:style-name="P1"><text:span text:style-name="T1">Purg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01cm" svg:y1="10.927cm" svg:x2="7.01cm" svg:y2="11.499cm">
          <text:p text:style-name="P4"/>
        </draw:line>
        <draw:connector draw:style-name="gr2" draw:text-style-name="P3" draw:layer="layout" draw:type="curve" svg:x1="1.862cm" svg:y1="6.661cm" svg:x2="5.646cm" svg:y2="11.892cm" draw:start-shape="id1" draw:start-glue-point="2" draw:end-shape="id2" draw:end-glue-point="3">
          <text:p text:style-name="P4"/>
        </draw:connector>
        <draw:connector draw:style-name="gr2" draw:text-style-name="P3" draw:layer="layout" draw:type="curve" svg:x1="17.297cm" svg:y1="6.25cm" svg:x2="8.403cm" svg:y2="11.892cm" draw:start-shape="id3" draw:start-glue-point="1" draw:end-shape="id2" draw:end-glue-point="1">
          <text:p text:style-name="P4"/>
        </draw:connector>
        <draw:line draw:style-name="gr2" draw:text-style-name="P3" draw:layer="layout" svg:x1="4.191cm" svg:y1="1.27cm" svg:x2="1.714cm" svg:y2="5.778cm">
          <text:p text:style-name="P4"/>
        </draw:line>
        <draw:line draw:style-name="gr2" draw:text-style-name="P3" draw:layer="layout" svg:x1="3.556cm" svg:y1="3.683cm" svg:x2="2.032cm" svg:y2="5.715cm">
          <text:p text:style-name="P4"/>
        </draw:line>
        <draw:line draw:style-name="gr2" draw:text-style-name="P3" draw:layer="layout" svg:x1="4.953cm" svg:y1="5.08cm" svg:x2="3.238cm" svg:y2="5.842cm">
          <text:p text:style-name="P4"/>
        </draw:line>
        <draw:line draw:style-name="gr2" draw:text-style-name="P3" draw:layer="layout" svg:x1="4cm" svg:y1="6.159cm" svg:x2="3.429cm" svg:y2="6.096cm">
          <text:p text:style-name="P4"/>
        </draw:line>
        <draw:line draw:style-name="gr2" draw:text-style-name="P3" draw:layer="layout" svg:x1="5.613cm" svg:y1="6.471cm" svg:x2="3.327cm" svg:y2="6.28cm">
          <text:p text:style-name="P4"/>
        </draw:line>
        <draw:line draw:style-name="gr2" draw:text-style-name="P3" draw:layer="layout" svg:x1="6.54cm" svg:y1="5.397cm" svg:x2="3.327cm" svg:y2="5.963cm">
          <text:p text:style-name="P4"/>
        </draw:line>
        <draw:line draw:style-name="gr2" draw:text-style-name="P3" draw:layer="layout" svg:x1="5.551cm" svg:y1="1.2cm" svg:x2="2.376cm" svg:y2="5.772cm">
          <text:p text:style-name="P4"/>
        </draw:line>
        <draw:line draw:style-name="gr2" draw:text-style-name="P3" draw:layer="layout" svg:x1="4.901cm" svg:y1="7.86cm" svg:x2="3.238cm" svg:y2="6.667cm">
          <text:p text:style-name="P4"/>
        </draw:line>
        <draw:line draw:style-name="gr2" draw:text-style-name="P3" draw:layer="layout" svg:x1="3.902cm" svg:y1="8.761cm" svg:x2="2.667cm" svg:y2="6.731cm">
          <text:p text:style-name="P4"/>
        </draw:line>
        <draw:frame draw:style-name="gr4" draw:text-style-name="P5" draw:layer="layout" svg:width="17.46cm" svg:height="11.627cm" svg:x="1.587cm" svg:y="13.017cm">
          <draw:text-box>
            <text:p text:style-name="P4"><text:span text:style-name="T2"><text:s/></text:span><text:span text:style-name="T2">D – delayed. Although all tasks in previous state are finished Activity can't proceed </text:span></text:p>
            <text:p text:style-name="P4"><text:span text:style-name="T2">to next state due to some internal reasons. For example saturation of available resources.</text:span></text:p>
            <text:p text:style-name="P4"><text:span text:style-name="T2">This can be either separate states (per every delayed state) or sub-state.</text:span></text:p>
            <text:p text:style-name="P4"><text:span text:style-name="T2"><text:s/></text:span><text:span text:style-name="T2">H – hold. Activity is put on hold on request of client or due to internal functionality (like</text:span></text:p>
            <text:p text:style-name="P4"><text:span text:style-name="T2">submit activity and wait for explicit request to start processing). Activity is resumed to </text:span></text:p>
            <text:p text:style-name="P4"><text:span text:style-name="T2">previous state by client request only. This can be either separate states (per every </text:span></text:p>
            <text:p text:style-name="P4"><text:span text:style-name="T2">holdable state) or</text:span><text:span text:style-name="T2"> sub-state.</text:span></text:p>
            <text:p text:style-name="P4"><text:span text:style-name="T2"><text:s/></text:span><text:span text:style-name="T2">Failed-Recoverable – Activity failed but can be restarted on request of client. This can be</text:span></text:p>
            <text:p text:style-name="P4"><text:span text:style-name="T2">either separate states or sub-state of corresponding state or substates of Failed state.</text:span></text:p>
            <text:p text:style-name="P4"><text:span text:style-name="T2">In second case this would fit into BES states model, but generic BES clients wouldn't</text:span></text:p>
            <text:p text:style-name="P4"><text:span text:style-name="T2">understand these as final states. In any case these states must be treated as final states.</text:span></text:p>
            <text:p text:style-name="P4"><text:span text:style-name="T2"><text:s/></text:span><text:span text:style-name="T2">Purged – virtual state. Activity does not exist anymore. Activity can go to Purged either </text:span></text:p>
            <text:p text:style-name="P4"><text:span text:style-name="T2">on request or client or after timeout from any final state – Success, Cancelled, Failed and </text:span></text:p>
            <text:p text:style-name="P4"><text:span text:style-name="T2">all Failed-Recoverable states/sub-states.</text:span></text:p>
            <text:p text:style-name="P4"><text:span text:style-name="T2"><text:s/></text:span><text:span text:style-name="T2">Post-Processing and Pre-Processing are mostly for stage-in and stage-out functionality.</text:span></text:p>
            <text:p text:style-name="P4"><text:span text:style-name="T2">But those may include more sophisticated tasks like preparing application environment. </text:span></text:p>
            <text:p text:style-name="P4"><text:span text:style-name="T2">So they may have sub-states, but those may be implementation specific.</text:span></text:p>
            <text:p text:style-name="P4"><text:span text:style-name="T2"><text:s/></text:span><text:span text:style-name="T2">Delegated is for passing Activity to batch system and may include sub-states representing</text:span></text:p>
            <text:p text:style-name="P4"><text:span text:style-name="T2">batch system specific functionality. For intermediate execution service (like broker) this</text:span></text:p>
            <text:p text:style-name="P4"><text:span text:style-name="T2">state would mean Activity passed to another execution service.</text:span></text:p>
            <text:p text:style-name="P4"><text:span text:style-name="T2">NOTE: </text:span></text:p>
            <text:p text:style-name="P4"><text:span text:style-name="T2"><text:s/></text:span><text:span text:style-name="T2">If H and D are made substates then diagram should become simpler.</text:span></text:p>
            <text:p text:style-name="P4"><text:span text:style-name="T2"><text:s/></text:span><text:span text:style-name="T2">When activity goes to H state/sub-state it should probably keep all other sub-states in order </text:span></text:p>
            <text:p text:style-name="P4"><text:span text:style-name="T2">to into exactly previous sta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leksandr Konstantinov</meta:initial-creator>
    <meta:creation-date>2009-05-22T13:58:10</meta:creation-date>
    <dc:creator>Aleksandr Konstantinov</dc:creator>
    <dc:date>2009-05-22T15:25:46</dc:date>
    <dc:language>en-US</dc:language>
    <meta:editing-cycles>8</meta:editing-cycles>
    <meta:editing-duration>PT1H27M38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